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2.7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Noto Sans Arabic"/>
    </style:style>
    <style:style style:name="ce4" style:family="table-cell" style:parent-style-name="Default">
      <style:text-properties style:font-name="Liberation San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ttps://s.click.aliexpress.com/e/_oCLhF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re 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3" office:value-type="string" calcext:value-type="string">
            <text:p>0.033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4" office:value-type="string" calcext:value-type="string">
            <text:p><text:span text:style-name="T1">2.2</text:span><text:span text:style-name="T2">μF / 25V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4" office:value-type="string" calcext:value-type="string">
            <text:p><text:span text:style-name="T1">0.047</text:span><text:span text:style-name="T2">μF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4,C7</text:p>
          </table:table-cell>
          <table:table-cell office:value-type="string" calcext:value-type="string">
            <text:p>10μF / 2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assets.nexperia.com/documents/data-sheet/1N4148_1N4448.pdf</text:p>
          </table:table-cell>
          <table:table-cell office:value-type="string" calcext:value-type="string">
            <text:p>DO-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2cQ6e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54mm 2x3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2 x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fAScX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2.54mm 2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1 x 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CLhFeR</text:p>
          </table:table-cell>
        </table:table-row>
        <table:table-row table:style-name="ro1">
          <table:table-cell office:value-type="string" calcext:value-type="string">
            <text:p>Q1,Q2,Q6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https://www.onsemi.com/pub/Collateral/BC550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Q3,Q4,Q5</text:p>
          </table:table-cell>
          <table:table-cell office:value-type="string" calcext:value-type="string">
            <text:p>BC558</text:p>
          </table:table-cell>
          <table:table-cell office:value-type="string" calcext:value-type="string">
            <text:p>https://www.onsemi.com/pub/Collateral/BC556BTA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22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6,R8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/" xlink:type="simple">https://s</text:a>.click.aliexpress.com/e/_oEG9d83</text:p>
          </table:table-cell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/4W 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-065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EE6pv</text:p>
          </table:table-cell>
        </table:table-row>
        <table:table-row table:style-name="ro1">
          <table:table-cell office:value-type="string" calcext:value-type="string">
            <text:p>SPK1</text:p>
          </table:table-cell>
          <table:table-cell office:value-type="string" calcext:value-type="string">
            <text:p>16Ω – 32Ω Speaker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OTR2n</text:p>
          </table:table-cell>
        </table:table-row>
        <table:table-row table:style-name="ro1">
          <table:table-cell office:value-type="string" calcext:value-type="string">
            <text:p>J1-CAP</text:p>
          </table:table-cell>
          <table:table-cell office:value-type="string" calcext:value-type="string">
            <text:p>Jumper Cap</text:p>
          </table:table-cell>
          <table:table-cell/>
          <table:table-cell office:value-type="string" calcext:value-type="string">
            <text:p>2.54mm Jumpe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Lh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5:04:46.288866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ate>2025-09-14T05:25:57.540943150</dc:date>
    <meta:editing-duration>PT10M19S</meta:editing-duration>
    <meta:editing-cycles>4</meta:editing-cycles>
    <meta:document-statistic meta:table-count="1" meta:cell-count="131" meta:object-count="0"/>
  </office:meta>
</office:document-meta>
</file>